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ItemContent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ItemContentLayoutManager.setXOffset(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getPos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StackingIter( Iterator parent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getLM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ContentLayoutManager.getChangedKnuthElements( List oldLis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ContentLayoutManager.getPart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ContentLayoutManager.ListItemContentLayoutManager( ListItemBody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ContentLayoutManager.addAreas( PositionIterator parentIter , LayoutContext layout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istItemContent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Content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ContentLayoutManager.ListItemContentLayoutManager( ListItemLabe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Content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ItemContent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